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Droid Sans" svg:font-family="'Droid Sans', Arial, 'Arial Unicode MS', Helvetica, sans-serif"/>
    <style:font-face style:name="Open Sans" svg:font-family="'Open Sans', HelveticaNeue, 'Helvetica Neue', Helvetica, Arial, sans-serif"/>
    <style:font-face style:name="OpenSymbol" svg:font-family="OpenSymbol"/>
    <style:font-face style:name="Roboto" svg:font-family="Roboto, Helvetica, Arial, sans-serif"/>
    <style:font-face style:name="Times New Roman1" svg:font-family="'Times New Roman'"/>
    <style:font-face style:name="ff10" svg:font-family="ff10, 'Trebuchet MS1', Helvetica, sans-serif"/>
    <style:font-face style:name="ff13" svg:font-family="ff13, Verdana, Verdana, Geneva, sans-serif"/>
    <style:font-face style:name="ff5" svg:font-family="ff5, Verdana, Verdana, Geneva, sans-serif"/>
    <style:font-face style:name="ff7" svg:font-family="ff7, Arial, Arial, Helvetica, sans-serif"/>
    <style:font-face style:name="inherit" svg:font-family="inherit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409cm" fo:margin-left="0.838cm" table:align="left"/>
    </style:style>
    <style:style style:name="Tabla1.A" style:family="table-column">
      <style:table-column-properties style:column-width="5.503cm"/>
    </style:style>
    <style:style style:name="Tabla1.B" style:family="table-column">
      <style:table-column-properties style:column-width="5.906cm"/>
    </style:style>
    <style:style style:name="Tabla1.A1" style:family="table-cell">
      <style:table-cell-properties style:vertical-align="middle" fo:padding="0.148cm" fo:border="0.002cm solid #ff1a1a"/>
    </style:style>
    <style:style style:name="Tabla1.A2" style:family="table-cell">
      <style:table-cell-properties style:vertical-align="middle" fo:padding="0.049cm" fo:border="0.002cm solid #ff1a1a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variant="normal" fo:text-transform="none" fo:color="#000000" fo:letter-spacing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nsolas" fo:font-size="12pt" fo:letter-spacing="normal" fo:font-style="normal" fo:font-weight="normal" style:font-name-asian="Consolas" style:font-size-asian="12pt" style:font-name-complex="Consolas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2pt" style:font-name-asian="Consolas" style:font-size-asian="12pt" style:font-name-complex="Consolas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P7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666666" style:font-name="Open Sans" fo:font-size="14pt" fo:letter-spacing="normal" fo:font-style="normal" fo:font-weight="normal" style:font-size-asian="14pt" style:font-size-complex="14pt"/>
    </style:style>
    <style:style style:name="P8" style:family="paragraph" style:parent-style-name="Text_20_body">
      <style:paragraph-properties fo:margin-left="0cm" fo:margin-right="0cm" fo:orphans="2" fo:widows="2" fo:text-indent="0cm" style:auto-text-indent="false" fo:padding="0cm" fo:border="none"/>
    </style:style>
    <style:style style:name="P9" style:family="paragraph" style:parent-style-name="Standard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10" style:family="paragraph" style:parent-style-name="Text_20_body">
      <style:paragraph-properties loext:contextual-spacing="false" fo:margin-left="0cm" fo:margin-right="0cm" fo:margin-top="0cm" fo:margin-bottom="0cm" fo:orphans="2" fo:widows="2" fo:text-indent="0cm" style:auto-text-indent="false" fo:padding="0cm" fo:border="none"/>
    </style:style>
    <style:style style:name="P11" style:family="paragraph" style:parent-style-name="Text_20_body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666666" style:font-name="Open Sans" fo:font-size="14pt" fo:letter-spacing="normal" fo:font-style="normal" fo:font-weight="normal" style:font-size-asian="14pt" style:font-size-complex="14pt"/>
    </style:style>
    <style:style style:name="P12" style:family="paragraph" style:parent-style-name="Standard">
      <style:paragraph-properties fo:margin-left="0cm" fo:margin-right="0cm" fo:margin-top="0cm" fo:margin-bottom="0cm" fo:line-height="100%" fo:orphans="2" fo:widows="2" fo:text-indent="0cm" style:auto-text-indent="false" fo:padding="0cm" fo:border="none"/>
      <style:text-properties fo:font-variant="normal" fo:text-transform="none" fo:color="#008000" fo:letter-spacing="normal"/>
    </style:style>
    <style:style style:name="P13" style:family="paragraph" style:parent-style-name="Text_20_body">
      <style:paragraph-properties loext:contextual-spacing="false" fo:margin-left="0cm" fo:margin-right="0cm" fo:margin-top="0.254cm" fo:margin-bottom="0.254cm" fo:text-align="justify" style:justify-single-word="false" fo:orphans="2" fo:widows="2" fo:text-indent="0cm" style:auto-text-indent="false" fo:padding="0cm" fo:border="none"/>
    </style:style>
    <style:style style:name="P14" style:family="paragraph" style:parent-style-name="Text_20_body">
      <style:paragraph-properties loext:contextual-spacing="false" fo:margin-left="0cm" fo:margin-right="0cm" fo:margin-top="0.254cm" fo:margin-bottom="0.254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Droid Sans" fo:font-size="9.60000038146973pt" fo:letter-spacing="normal" fo:font-style="normal" fo:font-weight="normal" style:font-size-asian="14pt" style:font-size-complex="14pt"/>
    </style:style>
    <style:style style:name="P15" style:family="paragraph" style:parent-style-name="Table_20_Contents">
      <style:paragraph-properties loext:contextual-spacing="false" fo:margin-left="0cm" fo:margin-right="0cm" fo:margin-top="0.254cm" fo:margin-bottom="0.254cm" fo:text-align="center" style:justify-single-word="false" fo:text-indent="0cm" style:auto-text-indent="false" fo:padding="0cm" fo:border="none"/>
      <style:text-properties fo:language="es" fo:country="ES"/>
    </style:style>
    <style:style style:name="P16" style:family="paragraph" style:parent-style-name="Table_20_Heading">
      <style:paragraph-properties loext:contextual-spacing="false" fo:margin-left="0cm" fo:margin-right="0cm" fo:margin-top="0.254cm" fo:margin-bottom="0.254cm" fo:text-align="center" style:justify-single-word="false" fo:text-indent="0cm" style:auto-text-indent="false" fo:padding="0cm" fo:border="none"/>
      <style:text-properties fo:language="es" fo:country="ES" fo:font-weight="bold"/>
    </style:style>
    <style:style style:name="P17" style:family="paragraph" style:parent-style-name="Text_20_body">
      <style:text-properties fo:font-variant="normal" fo:text-transform="none" fo:color="#222222" style:font-name="Open Sans" fo:font-size="14pt" fo:letter-spacing="normal" fo:font-style="normal" fo:font-weight="bold" style:font-size-asian="14pt" style:font-size-complex="14pt"/>
    </style:style>
    <style:style style:name="P18" style:family="paragraph" style:parent-style-name="Text_20_body">
      <style:text-properties fo:font-size="14pt" style:font-size-asian="14pt" style:font-size-complex="14pt"/>
    </style:style>
    <style:style style:name="P19" style:family="paragraph" style:parent-style-name="Heading_20_3">
      <style:text-properties fo:font-variant="normal" fo:text-transform="none" fo:color="#222222" style:font-name="Open Sans" fo:font-size="14pt" fo:letter-spacing="normal" fo:font-style="normal" fo:font-weight="bold" style:font-size-asian="14pt" style:font-size-complex="14pt"/>
    </style:style>
    <style:style style:name="P20" style:family="paragraph" style:parent-style-name="Heading_20_2">
      <style:text-properties fo:font-variant="normal" fo:text-transform="none" fo:color="#222222" style:font-name="Open Sans" fo:font-size="14pt" fo:letter-spacing="normal" fo:font-style="normal" fo:font-weight="bold" style:font-size-asian="14pt" style:font-size-complex="14pt"/>
    </style:style>
    <style:style style:name="P21" style:family="paragraph" style:parent-style-name="Standard">
      <style:text-properties fo:font-variant="normal" fo:text-transform="none" fo:color="#000000" style:font-name="ff13" fo:font-size="14pt" fo:letter-spacing="0.106cm" fo:font-style="normal" fo:font-weight="normal" style:font-size-asian="14pt" style:font-size-complex="14pt"/>
    </style:style>
    <style:style style:name="P22" style:family="paragraph" style:parent-style-name="Text_20_body">
      <style:text-properties fo:font-size="14pt" style:font-size-asian="14pt" style:font-size-complex="14pt"/>
    </style:style>
    <style:style style:name="P23" style:family="paragraph" style:parent-style-name="Text_20_body" style:list-style-name="L1">
      <style:paragraph-properties loext:contextual-spacing="false" fo:margin-left="0cm" fo:margin-right="0cm" fo:margin-top="0cm" fo:margin-bottom="0cm" fo:orphans="2" fo:widows="2" fo:text-indent="0cm" style:auto-text-indent="false" fo:padding="0cm" fo:border="none"/>
    </style:style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color="#000000" style:font-name="ff5" fo:font-style="normal" fo:font-weight="normal"/>
    </style:style>
    <style:style style:name="T4" style:family="text">
      <style:text-properties fo:font-variant="normal" fo:text-transform="none" fo:color="#666666" style:font-name="Open Sans" fo:font-size="11.25pt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666666" style:font-name="Open Sans" fo:font-size="14pt" fo:letter-spacing="normal" fo:font-style="normal" fo:font-weight="normal" style:font-size-asian="14pt" style:font-size-complex="14pt"/>
    </style:style>
    <style:style style:name="T6" style:family="text">
      <style:text-properties fo:font-variant="normal" fo:text-transform="none" fo:color="#666666" style:font-name="Open Sans" fo:font-size="14pt" fo:letter-spacing="normal" fo:font-style="normal" fo:font-weight="normal" fo:background-color="#ffff00" style:font-size-asian="14pt" style:font-size-complex="14pt" loext:char-shading-value="0"/>
    </style:style>
    <style:style style:name="T7" style:family="text">
      <style:text-properties fo:font-variant="normal" fo:text-transform="none" fo:color="#666666" style:font-name="Open Sans" fo:font-size="14pt" fo:letter-spacing="normal" fo:font-style="normal" fo:font-weight="bold" style:font-size-asian="14pt" style:font-size-complex="14pt"/>
    </style:style>
    <style:style style:name="T8" style:family="text">
      <style:text-properties fo:font-variant="normal" fo:text-transform="none" fo:color="#000000" style:font-name="inherit" fo:font-size="14pt" fo:letter-spacing="normal" fo:font-style="normal" fo:font-weight="bold" style:font-size-asian="14pt" style:font-size-complex="14pt"/>
    </style:style>
    <style:style style:name="T9" style:family="text">
      <style:text-properties fo:font-variant="normal" fo:text-transform="none" fo:color="#000000" style:font-name="inherit" fo:font-size="14pt" fo:letter-spacing="normal" fo:font-style="italic" fo:font-weight="bold" style:font-size-asian="14pt" style:font-size-complex="14pt"/>
    </style:style>
    <style:style style:name="T10" style:family="text">
      <style:text-properties fo:font-variant="normal" fo:text-transform="none" fo:color="#000000" style:font-name="Open Sans" fo:font-size="14pt" fo:letter-spacing="normal" fo:font-style="normal" fo:font-weight="normal" style:font-size-asian="14pt" style:font-size-complex="14pt"/>
    </style:style>
    <style:style style:name="T11" style:family="text">
      <style:text-properties fo:font-variant="normal" fo:text-transform="none" fo:color="#000000" fo:font-size="14pt" fo:letter-spacing="normal" style:font-size-asian="14pt" style:font-size-complex="14pt"/>
    </style:style>
    <style:style style:name="T12" style:family="text">
      <style:text-properties fo:font-variant="normal" fo:text-transform="none" fo:color="#000000" style:font-name="Droid Sans" fo:font-size="9.60000038146973pt" fo:letter-spacing="normal" fo:font-style="normal" fo:font-weight="normal"/>
    </style:style>
    <style:style style:name="T13" style:family="text">
      <style:text-properties fo:font-variant="normal" fo:text-transform="none" fo:color="#000000" style:font-name="ff10" fo:letter-spacing="normal" fo:font-style="normal" fo:font-weight="bold"/>
    </style:style>
    <style:style style:name="T14" style:family="text">
      <style:text-properties fo:font-variant="normal" fo:text-transform="none" fo:color="#222222" style:font-name="Open Sans" fo:letter-spacing="normal" fo:font-style="normal" fo:font-weight="bold"/>
    </style:style>
    <style:style style:name="T15" style:family="text">
      <style:text-properties fo:color="#7f0055" fo:font-weight="bold" style:font-weight-asian="bold" style:font-weight-complex="bold"/>
    </style:style>
    <style:style style:name="T16" style:family="text">
      <style:text-properties fo:color="#6a3e3e"/>
    </style:style>
    <style:style style:name="T17" style:family="text">
      <style:text-properties fo:color="#2a00ff"/>
    </style:style>
    <style:style style:name="T18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font-name="ff7" fo:font-style="normal" fo:font-weight="bold"/>
    </style:style>
    <style:style style:name="T20" style:family="text">
      <style:text-properties style:font-name="ff5" fo:font-style="normal" fo:font-weight="normal"/>
    </style:style>
    <style:style style:name="T21" style:family="text">
      <style:text-properties style:font-name="ff5" fo:letter-spacing="-0.026cm" fo:font-style="normal" fo:font-weight="normal"/>
    </style:style>
    <style:style style:name="T22" style:family="text">
      <style:text-properties fo:color="#008000" style:font-name="ff13" fo:font-size="14pt" fo:letter-spacing="0.106cm" fo:font-style="normal" fo:font-weight="bold" style:font-size-asian="14pt" style:font-size-complex="14pt"/>
    </style:style>
    <style:style style:name="T23" style:family="text">
      <style:text-properties fo:color="#008000" style:font-name="ff7" fo:font-size="14pt" fo:letter-spacing="0.106cm" fo:font-style="normal" fo:font-weight="bold" style:font-size-asian="14pt" style:font-size-complex="14pt"/>
    </style:style>
    <style:style style:name="T24" style:family="text">
      <style:text-properties fo:color="#008000" style:font-name="ff7" fo:font-size="14pt" fo:letter-spacing="0.026cm" fo:font-style="normal" fo:font-weight="bold" style:font-size-asian="14pt" style:font-size-complex="14pt"/>
    </style:style>
    <style:style style:name="T25" style:family="text">
      <style:text-properties fo:color="#008000" style:font-name="ff7" fo:font-size="14pt" fo:letter-spacing="-0.026cm" fo:font-style="normal" fo:font-weight="bold" style:font-size-asian="14pt" style:font-size-complex="14pt"/>
    </style:style>
    <style:style style:name="T26" style:family="text">
      <style:text-properties fo:color="#008000" style:font-name="ff7" fo:font-size="14pt" fo:font-style="normal" fo:font-weight="bold" style:font-size-asian="14pt" style:font-size-complex="14pt"/>
    </style:style>
    <style:style style:name="T27" style:family="text">
      <style:text-properties fo:color="#0000ff" style:font-name="ff13" fo:font-size="14pt" fo:letter-spacing="0.106cm" fo:font-style="normal" fo:font-weight="bold" style:font-size-asian="14pt" style:font-size-complex="14pt"/>
    </style:style>
    <style:style style:name="T28" style:family="text">
      <style:text-properties fo:color="#0000ff" style:font-name="ff7" fo:font-size="14pt" fo:letter-spacing="0.106cm" fo:font-style="normal" fo:font-weight="bold" style:font-size-asian="14pt" style:font-size-complex="14pt"/>
    </style:style>
    <style:style style:name="T29" style:family="text">
      <style:text-properties fo:color="#0000ff" style:font-name="ff7" fo:font-size="14pt" fo:letter-spacing="-0.026cm" fo:font-style="normal" fo:font-weight="bold" style:font-size-asian="14pt" style:font-size-complex="14pt"/>
    </style:style>
    <style:style style:name="T30" style:family="text">
      <style:text-properties fo:color="#0000ff" style:font-name="ff5" fo:letter-spacing="-0.026cm" fo:font-style="normal" fo:font-weight="normal"/>
    </style:style>
    <style:style style:name="T31" style:family="text">
      <style:text-properties fo:color="#666666" style:font-name="ff5" fo:font-style="normal" fo:font-weight="normal"/>
    </style:style>
    <style:style style:name="T32" style:family="text">
      <style:text-properties fo:color="#666666" style:font-name="ff5" fo:letter-spacing="-0.026cm" fo:font-style="normal" fo:font-weight="normal"/>
    </style:style>
    <style:style style:name="T33" style:family="text">
      <style:text-properties fo:color="#b00040" style:font-name="ff7" fo:font-size="14pt" fo:font-style="normal" fo:font-weight="bold" style:font-size-asian="14pt" style:font-size-complex="14pt"/>
    </style:style>
    <style:style style:name="T34" style:family="text">
      <style:text-properties fo:color="#7d8f29" style:font-name="ff5" fo:letter-spacing="-0.026cm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185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Colecciones: la clase</text:p>
      <text:p text:style-name="P18"/>
      <text:p text:style-name="P18">Una colección en Java es una estructura de datos que permite almacenar muchos valores del mismo tipo; por tanto, conceptualmente es prácticamente igual que un</text:p>
      <text:p text:style-name="P18">array </text:p>
      <text:p text:style-name="P18">.Según el uso y según si se permiten o no repeticiones, Java dispone de un amplio catálogo de colecciones:</text:p>
      <text:p text:style-name="P18"><text:s/>ArrayList HashSet etc</text:p>
      <text:p text:style-name="P18">Ordenación de un ArrayList</text:p>
      <text:p text:style-name="P18">Los elementos de una lista se pueden ordenar con el método sort</text:p>
      <text:p text:style-name="P18">El formato es elsiguiente:</text:p>
      <text:p text:style-name="P18"><text:s/>Collections. sort(lista);</text:p>
      <text:p text:style-name="P18">Observa que <text:s/>sort es un método de clase que está definido en <text:s/>Collections</text:p>
      <text:p text:style-name="P18">Para poder utilizar este método es necesario incluir import java.util.Collections</text:p>
      <text:p text:style-name="P18">Para poder ordenar objetos y dado que un objeto tendrá varias propiedades, <text:s/>tenemos que redefinir la clase</text:p>
      <text:p text:style-name="P2"><text:span text:style-name="T24">public class</text:span><text:span text:style-name="T27"> </text:span><text:span text:style-name="T28">Clase</text:span><text:span text:style-name="T22"> </text:span><text:span text:style-name="T23">implements</text:span><text:span text:style-name="T25"> </text:span><text:span text:style-name="T21">Comparable</text:span><text:span text:style-name="T31">&lt;Clase&gt;</text:span></text:p>
      <text:p text:style-name="P21"/>
      <text:p text:style-name="P2"><text:span text:style-name="T26">public </text:span><text:span text:style-name="T33">int</text:span><text:span text:style-name="T29"> </text:span><text:span text:style-name="T30">compareTo</text:span><text:span text:style-name="T31">(Clase </text:span><text:span text:style-name="T20">g</text:span><text:span text:style-name="T31">){</text:span></text:p>
      <text:p text:style-name="P12"><text:span text:style-name="T19">return</text:span><text:span text:style-name="T31">( </text:span><text:span text:style-name="T19">this</text:span><text:span text:style-name="T31">.</text:span><text:span text:style-name="T34">propiedad</text:span><text:span text:style-name="T31">).</text:span><text:span text:style-name="T34">compareTo</text:span><text:span text:style-name="T31">(</text:span><text:span text:style-name="T3">g</text:span><text:span text:style-name="T31">.</text:span><text:span text:style-name="T34">getPropiedad</text:span><text:span text:style-name="T32">());</text:span><text:span text:style-name="T31">}</text:span></text:p>
      <text:p text:style-name="P18"/>
      <text:p text:style-name="P18"><text:span text:style-name="T13">Diccionarios</text:span> </text:p>
      <text:h text:style-name="P19" text:outline-level="3">Hashmap</text:h>
      <text:h text:style-name="P19" text:outline-level="3">¿Qué es Hashmap en Java?</text:h>
      <text:p text:style-name="P10"><text:span text:style-name="T5">Un HashMap básicamente designa </text:span><text:span text:style-name="Strong_20_Emphasis"><text:span text:style-name="T8">claves únicas </text:span></text:span><text:span text:style-name="T5">para los </text:span><text:span text:style-name="Strong_20_Emphasis"><text:span text:style-name="T8">valores</text:span></text:span><text:span text:style-name="T5"> correspondientes y recuperables en cualquier punto dado.</text:span></text:p>
      <text:p text:style-name="P10"><text:span text:style-name="T4">Esta estructura de datos también es conocida en otros lenguajes de programación como "Diccionarios"</text:span><text:span text:style-name="T5"> </text:span></text:p>
      <text:p text:style-name="P1"><text:soft-page-break/><draw:frame draw:style-name="fr1" draw:name="gráficos1" text:anchor-type="as-char" svg:width="15.716cm" svg:height="10.398cm" draw:z-index="0"><draw:image xlink:href="https://guru99.es/wp-content/uploads/2018/03/a25_2.jpg" xlink:type="simple" xlink:show="embed" xlink:actuate="onLoad"/></draw:frame> </text:p>
      <text:h text:style-name="P20" text:outline-level="2">// Declaración de un Map (un HashMap) con clave "Integer" y Valor "String".</text:h>
      <text:h text:style-name="P20" text:outline-level="2"><text:s/>Las claves pueden ser de cualquier tipo de objetos, aunque los más utilizados como clave son los objetos predefinidos de Java como String, Integer, Double .</text:h>
      <text:h text:style-name="P20" text:outline-level="2">los Map no permiten datos atómicos, usar envolventes</text:h>
      <text:p text:style-name="P17">Map&lt;Integer, String&gt; nombreMap = new HashMap&lt;Integer, String&gt;();</text:p>
      <text:p text:style-name="P17">nombreMap.size(); // Devuelve el numero de elementos del Map</text:p>
      <text:p text:style-name="P17">nombreMap.isEmpty(); // Devuelve true si no hay elementos en el Map y false si si los hay</text:p>
      <text:p text:style-name="P17">nombreMap.put(K clave, V valor); // Añade un elemento al Map</text:p>
      <text:p text:style-name="P17">nombreMap.get(K clave); // Devuelve el objeto que se pasa como clave <text:s/>o 'null' si la clave no existe</text:p>
      <text:p text:style-name="P17">nombreMap.clear(); // Borra todos los componentes del Map</text:p>
      <text:p text:style-name="P17">nombreMap.remove(K clave); // Borra el par clave/valor de la clave que se le pasa como parámetro</text:p>
      <text:p text:style-name="P17">nombreMap.containsKey(K clave); // Devuelve true si en el map hay una clave que coincide con K</text:p>
      <text:p text:style-name="P17">nombreMap.containsValue(V valor); // Devuelve true si en el map hay un Valor que coincide con V</text:p>
      <text:p text:style-name="P17"><text:soft-page-break/>nombreMap.values(); // Devuelve una "Collection" con los valores del Map</text:p>
      <text:p text:style-name="P13"><text:span text:style-name="T12">Los </text:span><text:span text:style-name="Strong_20_Emphasis"><text:span text:style-name="T12">métodos más usados y su función</text:span></text:span><text:span text:style-name="T12"> son: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6">Método</text:p>
          </table:table-cell>
          <table:table-cell table:style-name="Tabla1.A1" office:value-type="string">
            <text:p text:style-name="P16">Función</text:p>
          </table:table-cell>
        </table:table-row>
        <table:table-row>
          <table:table-cell table:style-name="Tabla1.A2" office:value-type="string">
            <text:p text:style-name="P15">nombreMap.size()</text:p>
          </table:table-cell>
          <table:table-cell table:style-name="Tabla1.A2" office:value-type="string">
            <text:p text:style-name="P15">Devuelve el número de elementos del Map.</text:p>
          </table:table-cell>
        </table:table-row>
        <table:table-row>
          <table:table-cell table:style-name="Tabla1.A2" office:value-type="string">
            <text:p text:style-name="P15">nombreMap.isEmpty()</text:p>
          </table:table-cell>
          <table:table-cell table:style-name="Tabla1.A2" office:value-type="string">
            <text:p text:style-name="P15">Devuelve true si no hay elementos en el Map y false si sí los hay.</text:p>
          </table:table-cell>
        </table:table-row>
        <table:table-row>
          <table:table-cell table:style-name="Tabla1.A2" office:value-type="string">
            <text:p text:style-name="P15">nombreMap.put(K clave, V valor)</text:p>
          </table:table-cell>
          <table:table-cell table:style-name="Tabla1.A2" office:value-type="string">
            <text:p text:style-name="P15">Añade un elemento al Map.</text:p>
          </table:table-cell>
        </table:table-row>
        <table:table-row>
          <table:table-cell table:style-name="Tabla1.A2" office:value-type="string">
            <text:p text:style-name="P15">nombreMap.get(K clave)</text:p>
          </table:table-cell>
          <table:table-cell table:style-name="Tabla1.A2" office:value-type="string">
            <text:p text:style-name="P15">Devuelve el valor de la clave que se le pasa como parámetro o 'null' si la clave no existe.</text:p>
          </table:table-cell>
        </table:table-row>
        <table:table-row>
          <table:table-cell table:style-name="Tabla1.A2" office:value-type="string">
            <text:p text:style-name="P15">nombreMap.clear();</text:p>
          </table:table-cell>
          <table:table-cell table:style-name="Tabla1.A2" office:value-type="string">
            <text:p text:style-name="P15">Borra todos los componentes del Map.</text:p>
          </table:table-cell>
        </table:table-row>
        <table:table-row>
          <table:table-cell table:style-name="Tabla1.A2" office:value-type="string">
            <text:p text:style-name="P15">nombreMap.remove(K clave)</text:p>
          </table:table-cell>
          <table:table-cell table:style-name="Tabla1.A2" office:value-type="string">
            <text:p text:style-name="P15">Borra el par clave/valor de la clave que se le pasa como parámetro.</text:p>
          </table:table-cell>
        </table:table-row>
        <table:table-row>
          <table:table-cell table:style-name="Tabla1.A2" office:value-type="string">
            <text:p text:style-name="P15">nombreMap.containsKey(K clave)</text:p>
          </table:table-cell>
          <table:table-cell table:style-name="Tabla1.A2" office:value-type="string">
            <text:p text:style-name="P15">Devuelve true si en el map hay una clave que coincide con K.</text:p>
          </table:table-cell>
        </table:table-row>
        <table:table-row>
          <table:table-cell table:style-name="Tabla1.A2" office:value-type="string">
            <text:p text:style-name="P15">nombreMap.containsValue(V valor)</text:p>
          </table:table-cell>
          <table:table-cell table:style-name="Tabla1.A2" office:value-type="string">
            <text:p text:style-name="P15">Devuelve true si en el map hay un Valor que coincide con V.</text:p>
          </table:table-cell>
        </table:table-row>
        <table:table-row>
          <table:table-cell table:style-name="Tabla1.A2" office:value-type="string">
            <text:p text:style-name="P15">nombreMap.values()</text:p>
          </table:table-cell>
          <table:table-cell table:style-name="Tabla1.A2" office:value-type="string">
            <text:p text:style-name="P15">Devuelve una "Collection" con los valores del Map.</text:p>
          </table:table-cell>
        </table:table-row>
      </table:table>
      <text:p text:style-name="P14"/>
      <text:h text:style-name="P20" text:outline-level="2">Características de Java Hashmap</text:h>
      <text:p text:style-name="P10"><text:span text:style-name="T5">a) Los </text:span><text:span text:style-name="Strong_20_Emphasis"><text:span text:style-name="T8">valores </text:span></text:span><text:span text:style-name="T5">se pueden almacenar en un mapa formando un par </text:span><text:span text:style-name="Strong_20_Emphasis"><text:span text:style-name="T8">clave-valor</text:span></text:span><text:span text:style-name="T5">. El valor se puede recuperar usando la clave pasándola al método correcto.</text:span></text:p>
      <text:p text:style-name="P10"><text:span text:style-name="T5">b) Si </text:span><text:span text:style-name="Strong_20_Emphasis"><text:span text:style-name="T8">no</text:span></text:span><text:span text:style-name="T5"> existe </text:span><text:span text:style-name="Strong_20_Emphasis"><text:span text:style-name="T8">ningún elemento</text:span></text:span><text:span text:style-name="T5"> en el Mapa, arrojará una ‘ </text:span><text:span text:style-name="Strong_20_Emphasis"><text:span text:style-name="T8">NoSuchElementException’</text:span></text:span><text:span text:style-name="T5"> .</text:span></text:p>
      <text:p text:style-name="P10"><text:soft-page-break/><text:span text:style-name="T5">c) HashMap </text:span><text:span text:style-name="T6">almacena solo</text:span><text:span text:style-name="T5"> <text:s/></text:span><text:span text:style-name="Strong_20_Emphasis"><text:span text:style-name="T7">referencias de objetos</text:span></text:span><text:span text:style-name="T5"> . Por eso, es imposible utilizar </text:span><text:span text:style-name="Strong_20_Emphasis"><text:span text:style-name="T7">tipos de datos primitivos</text:span></text:span><text:span text:style-name="T5"> como double o int. Utilice la clase wrapper (como Integer o Double) en su lugar. </text:span></text:p>
      <text:h text:style-name="P20" text:outline-level="2">Uso de HashMaps en programas Java:</text:h>
      <text:p text:style-name="P7">Las siguientes son las dos formas de declarar un mapa hash:</text:p>
      <text:p text:style-name="P8"><text:span text:style-name="Strong_20_Emphasis"><text:span text:style-name="T5"/></text:span></text:p>
      <text:p text:style-name="P9">HashMap &lt;String, Object&gt; <text:s/>map = new HashMap &lt;String, Object&gt; ();</text:p>
      <text:section text:style-name="Sect1" text:name="crayon-5c88af9a6f4b3592022813-2">
        <text:p text:style-name="P3">HashMap x = new HashMap ();</text:p>
      </text:section>
      <text:p text:style-name="P8"><text:span text:style-name="Strong_20_Emphasis"><text:span text:style-name="T5"/></text:span></text:p>
      <text:p text:style-name="P8"><text:span text:style-name="Strong_20_Emphasis"><text:span text:style-name="T5"/></text:span></text:p>
      <text:p text:style-name="P8"><text:span text:style-name="Strong_20_Emphasis"><text:span text:style-name="T8">Métodos importantes de Hashmap</text:span></text:span></text:p>
      <text:list xml:id="list9072419234618703594" text:style-name="L1">
        <text:list-item>
          <text:p text:style-name="P23"><text:span text:style-name="Strong_20_Emphasis"><text:span text:style-name="T8">get (Object KEY)</text:span></text:span><text:span text:style-name="T5"> – Esto devolverá el valor asociado con una clave especificada en este hashmap de Java.</text:span></text:p>
        </text:list-item>
        <text:list-item>
          <text:p text:style-name="P23"><text:span text:style-name="Strong_20_Emphasis"><text:span text:style-name="T8">put (Object KEY, String VALUE)</text:span></text:span><text:span text:style-name="T5"> – Este método almacena el valor especificado y lo asocia con la clave especificada en este mapa.</text:span></text:p>
        </text:list-item>
      </text:list>
      <text:p text:style-name="P1">Ejemplo </text:p>
      <text:p text:style-name="P4"><text:span text:style-name="T15">package</text:span> colecciones;</text:p>
      <text:p text:style-name="P6"/>
      <text:p text:style-name="P6"><text:span text:style-name="T15">import</text:span><text:span text:style-name="T1"> java.util.HashMap;</text:span></text:p>
      <text:p text:style-name="P6"><text:span text:style-name="T15">import</text:span><text:span text:style-name="T1"> </text:span><text:span text:style-name="T2">java.util.Map</text:span><text:span text:style-name="T1">;</text:span></text:p>
      <text:p text:style-name="P6"><text:span text:style-name="T15">class</text:span><text:span text:style-name="T1"> <text:s text:c="2"/>pruebaMap { </text:span></text:p>
      <text:p text:style-name="P6"><text:span text:style-name="T15">public</text:span><text:span text:style-name="T1"> </text:span><text:span text:style-name="T15">static</text:span><text:span text:style-name="T1"> </text:span><text:span text:style-name="T15">void</text:span><text:span text:style-name="T1"> main(String[] </text:span><text:span text:style-name="T16">args</text:span><text:span text:style-name="T1">) { <text:s text:c="2"/></text:span></text:p>
      <text:p text:style-name="P6"><text:span text:style-name="T1">HashMap &lt;String, String&gt; <text:s/></text:span><text:span text:style-name="T16">objMap</text:span><text:span text:style-name="T1"> = </text:span><text:span text:style-name="T15">new</text:span><text:span text:style-name="T1"> HashMap &lt;String, String&gt; ();</text:span></text:p>
      <text:p text:style-name="P6"/>
      <text:p text:style-name="P6"><text:span text:style-name="T16">objMap</text:span><text:span text:style-name="T1">.put(</text:span><text:span text:style-name="T17">"Nombre"</text:span><text:span text:style-name="T1">, </text:span><text:span text:style-name="T17">"Suzuki"</text:span><text:span text:style-name="T1">); <text:s text:c="2"/></text:span></text:p>
      <text:p text:style-name="P6"><text:span text:style-name="T16">objMap</text:span><text:span text:style-name="T1">.put(</text:span><text:span text:style-name="T17">"Potencia"</text:span><text:span text:style-name="T1">, </text:span><text:span text:style-name="T17">"220"</text:span><text:span text:style-name="T1">); <text:s text:c="2"/></text:span></text:p>
      <text:p text:style-name="P6"><text:span text:style-name="T16">objMap</text:span><text:span text:style-name="T1">.put(</text:span><text:span text:style-name="T17">"Tipo"</text:span><text:span text:style-name="T1">, </text:span><text:span text:style-name="T17">"2-wheeler"</text:span><text:span text:style-name="T1">); <text:s text:c="2"/></text:span></text:p>
      <text:p text:style-name="P6"><text:span text:style-name="T16">objMap</text:span><text:span text:style-name="T1">.put(</text:span><text:span text:style-name="T17">"Precio"</text:span><text:span text:style-name="T1">, </text:span><text:span text:style-name="T17">"85000"</text:span><text:span text:style-name="T1">); <text:s text:c="2"/></text:span></text:p>
      <text:p text:style-name="P6"><text:span text:style-name="T1">System.</text:span><text:span text:style-name="T18">out</text:span><text:span text:style-name="T1">.println(</text:span><text:span text:style-name="T17">"Elementos del mapa:"</text:span><text:span text:style-name="T1">); <text:s text:c="2"/></text:span></text:p>
      <text:p text:style-name="P6"><text:span text:style-name="T1">System.</text:span><text:span text:style-name="T18">out</text:span><text:span text:style-name="T1">.println(</text:span><text:span text:style-name="T16">objMap</text:span><text:span text:style-name="T1">); </text:span></text:p>
      <text:p text:style-name="P5">}</text:p>
      <text:p text:style-name="P5">}</text:p>
      <text:p text:style-name="P3"/>
      <text:p text:style-name="P3"/>
      <text:p text:style-name="P3">otro ejemplo</text:p>
      <text:p text:style-name="P3">import java.util.*; </text:p>
      <text:p text:style-name="P3">clase pública HashMapExample { <text:s text:c="3"/></text:p>
      <text:p text:style-name="P3"><text:s text:c="4"/>public static void main(String args[]) { <text:s text:c="2"/></text:p>
      <text:p text:style-name="P3"><text:s/></text:p>
      <text:p text:style-name="P3"><text:s text:c="8"/>// crear y poblar el hash map <text:s text:c="4"/></text:p>
      <text:p text:style-name="P3"><text:s text:c="20"/></text:p>
      <text:p text:style-name="P3"><text:s text:c="8"/>map.put(1, "Java"); <text:s text:c="3"/></text:p>
      <text:p text:style-name="P3"><text:s text:c="8"/>map.put(2, "Python"); <text:s text:c="3"/></text:p>
      <text:p text:style-name="P3"><text:soft-page-break/><text:s text:c="8"/>map.put(3, "PHP"); <text:s text:c="3"/></text:p>
      <text:p text:style-name="P3"><text:s text:c="8"/>map.put(4, "SQL"); <text:s/></text:p>
      <text:p text:style-name="P3"><text:s text:c="8"/>map.put(5, "C ++"); <text:s/></text:p>
      <text:p text:style-name="P3"><text:s text:c="8"/>System.out.println("mapa:" + mapa); <text:s text:c="5"/></text:p>
      <text:p text:style-name="P3"><text:s/></text:p>
      <text:p text:style-name="P3"><text:s text:c="8"/>// Eliminar el valor de la clave 5 <text:s text:c="3"/></text:p>
      <text:p text:style-name="P3"><text:s text:c="8"/>map.remove(5); <text:s text:c="3"/></text:p>
      <text:p text:style-name="P3"><text:s text:c="8"/>System.out.println(" después de Eliminar:" + mapa); <text:s/></text:p>
      <text:p text:style-name="P3"><text:s text:c="4"/>}</text:p>
      <text:p text:style-name="P3">}</text:p>
      <text:h text:style-name="P20" text:outline-level="2">Permite hacer algunas consultas al propio Hash Map para conocerlo mejor</text:h>
      <text:p text:style-name="P10"><text:span text:style-name="Strong_20_Emphasis"><text:span text:style-name="Emphasis"><text:span text:style-name="T11"><text:s/></text:span></text:span></text:span><text:span text:style-name="Strong_20_Emphasis"><text:span text:style-name="Emphasis"><text:span text:style-name="T9">encontrar si se le ha asignado una clave en particular? </text:span></text:span></text:span></text:p>
      <text:p text:style-name="P7">usar el método containsKey (Object KEY) , devolverá un valor booleano si tengo un valor para la clave dada.</text:p>
      <text:p text:style-name="P10"><text:span text:style-name="Emphasis"><text:span text:style-name="T9">encuentrar todas las claves disponibles que están presentes en el Mapa</text:span></text:span></text:p>
      <text:p text:style-name="P10"><text:span text:style-name="T5">con método </text:span><text:span text:style-name="Strong_20_Emphasis"><text:span text:style-name="T8">keyset ()</text:span></text:span><text:span text:style-name="T5"> que devolverá todas las claves en el mapa. </text:span></text:p>
      <text:p text:style-name="P10"><text:span text:style-name="Strong_20_Emphasis"><text:span text:style-name="T8">System.out.println (objMap.keySet ());</text:span></text:span></text:p>
      <text:p text:style-name="P10"><text:span text:style-name="T5">si necesita todos los valores solamente, tengo un método de</text:span><text:span text:style-name="Strong_20_Emphasis"><text:span text:style-name="T10"> </text:span></text:span><text:span text:style-name="Strong_20_Emphasis"><text:span text:style-name="T8">values</text:span></text:span><text:span text:style-name="T5"> ().<text:line-break/></text:span><text:span text:style-name="Strong_20_Emphasis"><text:span text:style-name="T8">System.out.println (objMap.values ()); </text:span></text:span></text:p>
      <text:p text:style-name="P10"><text:span text:style-name="Emphasis"><text:span text:style-name="T9">eliminar solo una determinada clave del mapa. </text:span></text:span></text:p>
      <text:p text:style-name="P10"><text:span text:style-name="Strong_20_Emphasis"><text:span text:style-name="T8">remove</text:span></text:span><text:span text:style-name="T5"> (Object KEY) que eliminará solo ese par clave-valor en particular.</text:span></text:p>
      <text:p text:style-name="P10"><text:span text:style-name="Emphasis"><text:span text:style-name="T9"><text:s/>verificar si realmente contiene algunos pares clave-valor? </text:span></text:span></text:p>
      <text:p text:style-name="P1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Droid Sans" svg:font-family="'Droid Sans', Arial, 'Arial Unicode MS', Helvetica, sans-serif"/>
    <style:font-face style:name="Open Sans" svg:font-family="'Open Sans', HelveticaNeue, 'Helvetica Neue', Helvetica, Arial, sans-serif"/>
    <style:font-face style:name="OpenSymbol" svg:font-family="OpenSymbol"/>
    <style:font-face style:name="Roboto" svg:font-family="Roboto, Helvetica, Arial, sans-serif"/>
    <style:font-face style:name="Times New Roman1" svg:font-family="'Times New Roman'"/>
    <style:font-face style:name="ff10" svg:font-family="ff10, 'Trebuchet MS1', Helvetica, sans-serif"/>
    <style:font-face style:name="ff13" svg:font-family="ff13, Verdana, Verdana, Geneva, sans-serif"/>
    <style:font-face style:name="ff5" svg:font-family="ff5, Verdana, Verdana, Geneva, sans-serif"/>
    <style:font-face style:name="ff7" svg:font-family="ff7, Arial, Arial, Helvetica, sans-serif"/>
    <style:font-face style:name="inherit" svg:font-family="inherit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04T17:54:50.05</meta:creation-date>
    <dc:date>2019-04-09T21:04:39.55</dc:date>
    <meta:editing-duration>PT1H27M24S</meta:editing-duration>
    <meta:editing-cycles>15</meta:editing-cycles>
    <meta:generator>OpenOffice/4.1.5$Win32 OpenOffice.org_project/415m1$Build-9789</meta:generator>
    <meta:document-statistic meta:table-count="1" meta:image-count="1" meta:object-count="0" meta:page-count="5" meta:paragraph-count="110" meta:word-count="812" meta:character-count="5461"/>
  </office:meta>
</office:document-meta>
</file>